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1.05cm" fo:min-width="0.3cm"/>
    </style:style>
    <style:style style:name="gr2" style:family="graphic" style:parent-style-name="objectwithoutfill">
      <style:graphic-properties svg:stroke-width="0.159cm" svg:stroke-color="#33333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eeeeee" draw:marker-start-width="0.358cm" draw:marker-end-width="0.358cm" draw:fill-color="#dddddd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P1" style:family="paragraph">
      <loext:graphic-properties draw:fill-color="#333333"/>
      <style:paragraph-properties fo:text-align="center"/>
      <style:text-properties fo:background-color="#333333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  <style:text-properties fo:color="#eeeeee" fo:font-size="32pt" fo:font-weight="bold" fo:background-color="transparent" style:font-size-asian="32pt" style:font-weight-asian="bold" style:font-size-complex="32pt" style:font-weight-complex="bold"/>
    </style:style>
    <style:style style:name="P4" style:family="paragraph">
      <loext:graphic-properties draw:fill-color="#dddddd"/>
      <style:paragraph-properties fo:text-align="center"/>
    </style:style>
    <style:style style:name="T1" style:family="text">
      <style:text-properties fo:color="#eeeeee" fo:font-size="32pt" fo:font-weight="bold" fo:background-color="transparent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.3cm" svg:x="5.4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1.3cm" svg:x="2.1cm" svg:y="0.2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902cm" svg:y1="0.852cm" svg:x2="6.703cm" svg:y2="0.853cm" draw:start-shape="id1" draw:start-glue-point="10" draw:end-shape="id2" draw:end-glue-point="6" svg:d="M4902 852l1801 1" svg:viewBox="0 0 1802 2">
          <text:p text:style-name="P2"><text:span text:style-name="T1">2</text:span></text:p>
        </draw:connector>
        <draw:connector draw:style-name="gr2" draw:text-style-name="P3" draw:layer="layout" draw:type="line" svg:x1="1.601cm" svg:y1="0.851cm" svg:x2="3.402cm" svg:y2="0.852cm" draw:start-shape="id3" draw:start-glue-point="10" draw:end-shape="id1" draw:end-glue-point="6" svg:d="M1601 851l1801 1" svg:viewBox="0 0 1802 2">
          <text:p text:style-name="P2"><text:span text:style-name="T1">1</text:span></text:p>
        </draw:connector>
        <draw:custom-shape draw:style-name="gr3" draw:text-style-name="P4" xml:id="id1" draw:id="id1" draw:layer="layout" svg:width="1.5cm" svg:height="1.5cm" svg:x="3.402cm" svg:y="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cm" svg:height="1.5cm" svg:x="6.7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cm" svg:height="1.5cm" svg:x="0.1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3:05:57.404281085</dc:date>
    <meta:editing-duration>PT20M1S</meta:editing-duration>
    <meta:editing-cycles>9</meta:editing-cycles>
    <meta:generator>LibreOffice/6.3.1.2$Linux_X86_64 LibreOffice_project/30$Build-2</meta:generator>
    <meta:document-statistic meta:object-count="7"/>
  </office:meta>
</office:document-meta>
</file>